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1f1e" style:font-name="Segoe UI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d3cec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color="#201f1e" style:font-name="Segoe UI" fo:font-size="9pt" fo:letter-spacing="normal" fo:font-style="normal" fo:font-weight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color="#201f1e" style:font-name="Segoe UI" fo:font-size="9pt" fo:letter-spacing="normal" fo:font-style="normal" fo:font-weight="normal" officeooo:paragraph-rsid="001d3cec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d3cec" officeooo:paragraph-rsid="001d3cec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eb05b" officeooo:paragraph-rsid="001eb05b" loext:padding="0in" loext:border="none"/>
    </style:style>
    <style:style style:name="T1" style:family="text">
      <style:text-properties fo:font-variant="normal" fo:text-transform="none" fo:color="#201f1e" style:font-name="Segoe UI" fo:font-size="9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01f1e" style:font-name="Segoe UI" fo:font-size="9pt" fo:letter-spacing="normal" fo:font-style="normal" fo:font-weight="normal" officeooo:rsid="001d3cec" loext:padding="0in" loext:border="none"/>
    </style:style>
    <style:style style:name="T3" style:family="text">
      <style:text-properties officeooo:rsid="001d660c"/>
    </style:style>
    <style:style style:name="T4" style:family="text">
      <style:text-properties officeooo:rsid="00201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ando la información del aula zoom para el dictado de la materia de Andres.</text:p>
      <text:p text:style-name="P5"><text:line-break/>Aula postgrado</text:p>
      <text:p text:style-name="P5"/>
      <text:p text:style-name="P2"><text:span text:style-name="T2">Docente:</text:span><text:span text:style-name="T1"><text:line-break/><text:line-break/></text:span><text:a xlink:type="simple" xlink:href="https://exactas-uba.zoom.us/j/87923025850" office:target-frame-name="_blank" xlink:show="new" text:style-name="Internet_20_link" text:visited-style-name="Visited_20_Internet_20_Link">https://exactas-uba.zoom.us/j/87923025850</text:a><text:span text:style-name="T1"><text:line-break/></text:span><text:a xlink:type="simple" xlink:href="mailto:pos.aula05@exactas.uba.ar" office:target-frame-name="_blank" xlink:show="new" text:style-name="Internet_20_link" text:visited-style-name="Visited_20_Internet_20_Link">pos.aula05@exactas.uba.ar</text:a><text:span text:style-name="T1"><text:line-break/>Aly5#Mg4wa</text:span></text:p>
      <text:p text:style-name="P3"/>
      <text:p text:style-name="P6">Alumno:</text:p>
      <text:p text:style-name="P6"/>
      <text:p text:style-name="P6"><text:a xlink:type="simple" xlink:href="https://zoom.us/my/dm.aula06" text:style-name="Internet_20_link" text:visited-style-name="Visited_20_Internet_20_Link">https://zoom.us/my/</text:a><text:a xlink:type="simple" xlink:href="https://zoom.us/my/dm.aula06" text:style-name="Internet_20_link" text:visited-style-name="Visited_20_Internet_20_Link"><text:span text:style-name="T4">pos</text:span></text:a><text:a xlink:type="simple" xlink:href="https://zoom.us/my/dm.aula06" text:style-name="Internet_20_link" text:visited-style-name="Visited_20_Internet_20_Link">.aula0</text:a><text:span text:style-name="T3">5</text:span></text:p>
      <text:p text:style-name="P6">exactas20</text:p>
      <text:p text:style-name="P3"/>
      <text:p text:style-name="P7">Automatriculacion: espacial</text:p>
      <text:p text:style-name="P3"/>
      <text:p text:style-name="P4">Saludos Deborah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4:27:04.399463160</meta:creation-date>
    <dc:date>2022-03-26T08:55:15.938452137</dc:date>
    <meta:editing-duration>PT30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8" meta:character-count="270" meta:non-whitespace-character-count="247"/>
  </office:meta>
</office:document-meta>
</file>